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613" calcext:value-type="float">
            <text:p>0.61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table:number-columns-repeated="2" office:value-type="float" office:value="0.7179" calcext:value-type="float">
            <text:p>0.7179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558" calcext:value-type="float">
            <text:p>0.558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69" calcext:value-type="float">
            <text:p>0.469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626" calcext:value-type="float">
            <text:p>0.62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99" calcext:value-type="float">
            <text:p>0.599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627" calcext:value-type="float">
            <text:p>0.62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7" calcext:value-type="float">
            <text:p>0.47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584" calcext:value-type="float">
            <text:p>0.584</text:p>
          </table:table-cell>
          <table:table-cell office:value-type="float" office:value="0.471" calcext:value-type="float">
            <text:p>0.471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75" calcext:value-type="float">
            <text:p>0.47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624" calcext:value-type="float">
            <text:p>0.624</text:p>
          </table:table-cell>
          <table:table-cell office:value-type="float" office:value="0.58" calcext:value-type="float">
            <text:p>0.58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91" calcext:value-type="float">
            <text:p>0.6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45" calcext:value-type="float">
            <text:p>0.58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5143" calcext:value-type="float">
            <text:p>0.5143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542" calcext:value-type="float">
            <text:p>0.4542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table:number-columns-repeated="3"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637" calcext:value-type="float">
            <text:p>0.7637</text:p>
          </table:table-cell>
          <table:table-cell table:number-columns-repeated="2"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7414" calcext:value-type="float">
            <text:p>0.7414</text:p>
          </table:table-cell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447" calcext:value-type="float">
            <text:p>0.7447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6" calcext:value-type="float">
            <text:p>0.6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547" calcext:value-type="float">
            <text:p>0.547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544" calcext:value-type="float">
            <text:p>0.544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56" calcext:value-type="float">
            <text:p>0.56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94" calcext:value-type="float">
            <text:p>0.594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509" calcext:value-type="float">
            <text:p>0.509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7917" calcext:value-type="float">
            <text:p>0.791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8671" calcext:value-type="float">
            <text:p>0.86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509" calcext:value-type="float">
            <text:p>0.9509</text:p>
          </table:table-cell>
          <table:table-cell table:number-columns-repeated="2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467" calcext:value-type="float">
            <text:p>0.5467</text:p>
          </table:table-cell>
          <table:table-cell office:value-type="float" office:value="0.6089" calcext:value-type="float">
            <text:p>0.6089</text:p>
          </table:table-cell>
          <table:table-cell table:number-columns-repeated="2" office:value-type="float" office:value="0.5467" calcext:value-type="float">
            <text:p>0.5467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 office:value-type="float" office:value="0.7643" calcext:value-type="float">
            <text:p>0.7643</text:p>
          </table:table-cell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 office:value-type="float" office:value="0.7643" calcext:value-type="float">
            <text:p>0.7643</text:p>
          </table:table-cell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 office:value-type="float" office:value="0.7643" calcext:value-type="float">
            <text:p>0.7643</text:p>
          </table:table-cell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7" office:value-type="float" office:value="0.6663" calcext:value-type="float">
            <text:p>0.6663</text:p>
          </table:table-cell>
          <table:table-cell office:value-type="float" office:value="0.7643" calcext:value-type="float">
            <text:p>0.7643</text:p>
          </table:table-cell>
          <table:table-cell table:number-columns-repeated="10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426" calcext:value-type="float">
            <text:p>0.7426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8405" calcext:value-type="float">
            <text:p>0.8405</text:p>
          </table:table-cell>
          <table:table-cell table:number-columns-repeated="2" office:value-type="float" office:value="0.8158" calcext:value-type="float">
            <text:p>0.8158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5302" calcext:value-type="float">
            <text:p>0.5302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747" calcext:value-type="float">
            <text:p>0.774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8524" calcext:value-type="float">
            <text:p>0.8524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58" calcext:value-type="float">
            <text:p>0.658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3667" calcext:value-type="float">
            <text:p>0.3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304" calcext:value-type="float">
            <text:p>0.53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5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5"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5"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5"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7783" calcext:value-type="float">
            <text:p>0.7783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7783" calcext:value-type="float">
            <text:p>0.7783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7783" calcext:value-type="float">
            <text:p>0.7783</text:p>
          </table:table-cell>
          <table:table-cell table:number-columns-repeated="2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071" calcext:value-type="float">
            <text:p>0.3071</text:p>
          </table:table-cell>
          <table:table-cell office:value-type="float" office:value="0.3267" calcext:value-type="float">
            <text:p>0.3267</text:p>
          </table:table-cell>
          <table:table-cell table:number-columns-repeated="4" office:value-type="float" office:value="0.3071" calcext:value-type="float">
            <text:p>0.3071</text:p>
          </table:table-cell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6951" calcext:value-type="float">
            <text:p>0.6951</text:p>
          </table:table-cell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7"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6422" calcext:value-type="float">
            <text:p>0.6422</text:p>
          </table:table-cell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table:number-columns-repeated="2" office:value-type="float" office:value="0.6656" calcext:value-type="float">
            <text:p>0.6656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6656" calcext:value-type="float">
            <text:p>0.6656</text:p>
          </table:table-cell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42" calcext:value-type="float">
            <text:p>0.6942</text:p>
          </table:table-cell>
          <table:table-cell table:number-columns-repeated="4" office:value-type="float" office:value="0.6849" calcext:value-type="float">
            <text:p>0.6849</text:p>
          </table:table-cell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table:number-columns-repeated="2" office:value-type="float" office:value="0.6494" calcext:value-type="float">
            <text:p>0.6494</text:p>
          </table:table-cell>
          <table:table-cell office:value-type="float" office:value="0.6582" calcext:value-type="float">
            <text:p>0.6582</text:p>
          </table:table-cell>
          <table:table-cell table:number-columns-repeated="4" office:value-type="float" office:value="0.6494" calcext:value-type="float">
            <text:p>0.6494</text:p>
          </table:table-cell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table:number-columns-repeated="2" office:value-type="float" office:value="0.6188" calcext:value-type="float">
            <text:p>0.6188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188" calcext:value-type="float">
            <text:p>0.6188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92" calcext:value-type="float">
            <text:p>0.592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843" calcext:value-type="float">
            <text:p>0.4843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41" calcext:value-type="float">
            <text:p>0.41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99" calcext:value-type="float">
            <text:p>0.39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8703" calcext:value-type="float">
            <text:p>0.870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8703" calcext:value-type="float">
            <text:p>0.870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8703" calcext:value-type="float">
            <text:p>0.8703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5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" calcext:value-type="float">
            <text:p>0.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" calcext:value-type="float">
            <text:p>0.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171" calcext:value-type="float">
            <text:p>0.1171</text:p>
          </table:table-cell>
          <table:table-cell table:number-columns-repeated="2"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1063" calcext:value-type="float">
            <text:p>0.1063</text:p>
          </table:table-cell>
          <table:table-cell table:number-columns-repeated="2" office:value-type="float" office:value="0.1895" calcext:value-type="float">
            <text:p>0.1895</text:p>
          </table:table-cell>
          <table:table-cell office:value-type="float" office:value="0" calcext:value-type="float">
            <text:p>0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2362" calcext:value-type="float">
            <text:p>0.2362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692" calcext:value-type="float">
            <text:p>0.4692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" calcext:value-type="float">
            <text:p>0.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table:number-columns-repeated="3" office:value-type="float" office:value="0.4649" calcext:value-type="float">
            <text:p>0.4649</text:p>
          </table:table-cell>
          <table:table-cell office:value-type="float" office:value="0.6053" calcext:value-type="float">
            <text:p>0.6053</text:p>
          </table:table-cell>
          <table:table-cell table:number-columns-repeated="3"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table:number-columns-repeated="3" office:value-type="float" office:value="0.5581" calcext:value-type="float">
            <text:p>0.5581</text:p>
          </table:table-cell>
          <table:table-cell office:value-type="float" office:value="0.5686" calcext:value-type="float">
            <text:p>0.5686</text:p>
          </table:table-cell>
          <table:table-cell table:number-columns-repeated="3"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table:number-columns-repeated="3" office:value-type="float" office:value="0.5281" calcext:value-type="float">
            <text:p>0.5281</text:p>
          </table:table-cell>
          <table:table-cell office:value-type="float" office:value="0.538" calcext:value-type="float">
            <text:p>0.538</text:p>
          </table:table-cell>
          <table:table-cell table:number-columns-repeated="3"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table:number-columns-repeated="3" office:value-type="float" office:value="0.5025" calcext:value-type="float">
            <text:p>0.502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9" calcext:value-type="float">
            <text:p>0.49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table:number-columns-repeated="3" office:value-type="float" office:value="0.4803" calcext:value-type="float">
            <text:p>0.4803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2" calcext:value-type="float">
            <text:p>0.42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table:number-columns-repeated="3" office:value-type="float" office:value="0.4608" calcext:value-type="float">
            <text:p>0.460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9" calcext:value-type="float">
            <text:p>0.4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table:number-columns-repeated="3" office:value-type="float" office:value="0.4434" calcext:value-type="float">
            <text:p>0.443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table:number-columns-repeated="3" office:value-type="float" office:value="0.4277" calcext:value-type="float">
            <text:p>0.4277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table:number-columns-repeated="3" office:value-type="float" office:value="0.4135" calcext:value-type="float">
            <text:p>0.4135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table:number-columns-repeated="3" office:value-type="float" office:value="0.4006" calcext:value-type="float">
            <text:p>0.400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3887" calcext:value-type="float">
            <text:p>0.3887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777" calcext:value-type="float">
            <text:p>0.3777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" calcext:value-type="float">
            <text:p>0.4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542" calcext:value-type="float">
            <text:p>0.8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42" calcext:value-type="float">
            <text:p>0.85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9" calcext:value-type="float">
            <text:p>0.94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89" calcext:value-type="float">
            <text:p>0.8889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float" office:value="0.8889" calcext:value-type="float">
            <text:p>0.8889</text:p>
          </table:table-cell>
          <table:table-cell office:value-type="float" office:value="0.4" calcext:value-type="float">
            <text:p>0.4</text:p>
          </table:table-cell>
          <table:table-cell office:value-type="float" office:value="0.8889" calcext:value-type="float">
            <text:p>0.8889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table:number-columns-repeated="8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table:number-columns-repeated="2" office:value-type="float" office:value="0.6173" calcext:value-type="float">
            <text:p>0.6173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table:number-columns-repeated="2" office:value-type="float" office:value="0.5976" calcext:value-type="float">
            <text:p>0.5976</text:p>
          </table:table-cell>
          <table:table-cell office:value-type="float" office:value="0.6952" calcext:value-type="float">
            <text:p>0.6952</text:p>
          </table:table-cell>
          <table:table-cell table:number-columns-repeated="2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table:number-columns-repeated="5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6258" calcext:value-type="float">
            <text:p>0.6258</text:p>
          </table:table-cell>
          <table:table-cell office:value-type="float" office:value="0.7166" calcext:value-type="float">
            <text:p>0.7166</text:p>
          </table:table-cell>
          <table:table-cell table:number-columns-repeated="2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table:number-columns-repeated="5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6486" calcext:value-type="float">
            <text:p>0.6486</text:p>
          </table:table-cell>
          <table:table-cell office:value-type="float" office:value="0.7945" calcext:value-type="float">
            <text:p>0.7945</text:p>
          </table:table-cell>
          <table:table-cell table:number-columns-repeated="2" office:value-type="float" office:value="0.6486" calcext:value-type="float">
            <text:p>0.6486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486" calcext:value-type="float">
            <text:p>0.6486</text:p>
          </table:table-cell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7518" calcext:value-type="float">
            <text:p>0.7518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6675" calcext:value-type="float">
            <text:p>0.6675</text:p>
          </table:table-cell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table:number-columns-repeated="2" office:value-type="float" office:value="0.6351" calcext:value-type="float">
            <text:p>0.6351</text:p>
          </table:table-cell>
          <table:table-cell office:value-type="float" office:value="0.7154" calcext:value-type="float">
            <text:p>0.7154</text:p>
          </table:table-cell>
          <table:table-cell table:number-columns-repeated="2" office:value-type="float" office:value="0.6351" calcext:value-type="float">
            <text:p>0.6351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table:number-columns-repeated="2" office:value-type="float" office:value="0.6954" calcext:value-type="float">
            <text:p>0.6954</text:p>
          </table:table-cell>
          <table:table-cell office:value-type="float" office:value="0.6838" calcext:value-type="float">
            <text:p>0.6838</text:p>
          </table:table-cell>
          <table:table-cell table:number-columns-repeated="2" office:value-type="float" office:value="0.6954" calcext:value-type="float">
            <text:p>0.6954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6967" calcext:value-type="float">
            <text:p>0.6967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table:number-columns-repeated="2" office:value-type="float" office:value="0.6797" calcext:value-type="float">
            <text:p>0.679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797" calcext:value-type="float">
            <text:p>0.6797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table:number-columns-repeated="2" office:value-type="float" office:value="0.7263" calcext:value-type="float">
            <text:p>0.7263</text:p>
          </table:table-cell>
          <table:table-cell office:value-type="float" office:value="0.682" calcext:value-type="float">
            <text:p>0.682</text:p>
          </table:table-cell>
          <table:table-cell table:number-columns-repeated="2" office:value-type="float" office:value="0.7263" calcext:value-type="float">
            <text:p>0.726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7022" calcext:value-type="float">
            <text:p>0.7022</text:p>
          </table:table-cell>
          <table:table-cell office:value-type="float" office:value="0.6925" calcext:value-type="float">
            <text:p>0.6925</text:p>
          </table:table-cell>
          <table:table-cell table:number-columns-repeated="2" office:value-type="float" office:value="0.7022" calcext:value-type="float">
            <text:p>0.7022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table:number-columns-repeated="2" office:value-type="float" office:value="0.6802" calcext:value-type="float">
            <text:p>0.6802</text:p>
          </table:table-cell>
          <table:table-cell office:value-type="float" office:value="0.7022" calcext:value-type="float">
            <text:p>0.7022</text:p>
          </table:table-cell>
          <table:table-cell table:number-columns-repeated="2" office:value-type="float" office:value="0.6802" calcext:value-type="float">
            <text:p>0.6802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813" calcext:value-type="float">
            <text:p>0.6813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6" calcext:value-type="float">
            <text:p>0.66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889" calcext:value-type="float">
            <text:p>0.3889</text:p>
          </table:table-cell>
          <table:table-cell table:number-columns-repeated="2"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3789" calcext:value-type="float">
            <text:p>0.3789</text:p>
          </table:table-cell>
          <table:table-cell table:number-columns-repeated="2"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845" calcext:value-type="float">
            <text:p>0.3845</text:p>
          </table:table-cell>
          <table:table-cell table:number-columns-repeated="2"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3987" calcext:value-type="float">
            <text:p>0.3987</text:p>
          </table:table-cell>
          <table:table-cell office:value-type="float" office:value="1" calcext:value-type="float">
            <text:p>1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632" calcext:value-type="float">
            <text:p>0.5632</text:p>
          </table:table-cell>
          <table:table-cell office:value-type="float" office:value="1" calcext:value-type="float">
            <text:p>1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708" calcext:value-type="float">
            <text:p>0.5708</text:p>
          </table:table-cell>
          <table:table-cell office:value-type="float" office:value="0.852" calcext:value-type="float">
            <text:p>0.852</text:p>
          </table:table-cell>
          <table:table-cell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787" calcext:value-type="float">
            <text:p>0.787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23" calcext:value-type="float">
            <text:p>0.23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72" calcext:value-type="float">
            <text:p>0.72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28" calcext:value-type="float">
            <text:p>0.72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511" calcext:value-type="float">
            <text:p>0.511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2" calcext:value-type="float">
            <text:p>0.62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11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11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table:number-columns-repeated="2" office:value-type="float" office:value="0.5135" calcext:value-type="float">
            <text:p>0.5135</text:p>
          </table:table-cell>
          <table:table-cell office:value-type="float" office:value="0.6817" calcext:value-type="float">
            <text:p>0.6817</text:p>
          </table:table-cell>
          <table:table-cell table:number-columns-repeated="2" office:value-type="float" office:value="0.5135" calcext:value-type="float">
            <text:p>0.5135</text:p>
          </table:table-cell>
          <table:table-cell office:value-type="float" office:value="0.5976" calcext:value-type="float">
            <text:p>0.5976</text:p>
          </table:table-cell>
          <table:table-cell table:number-columns-repeated="5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774" calcext:value-type="float">
            <text:p>0.5774</text:p>
          </table:table-cell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445" calcext:value-type="float">
            <text:p>0.5445</text:p>
          </table:table-cell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4933" calcext:value-type="float">
            <text:p>0.4933</text:p>
          </table:table-cell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727" calcext:value-type="float">
            <text:p>0.4727</text:p>
          </table:table-cell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93" calcext:value-type="float">
            <text:p>0.49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302" calcext:value-type="float">
            <text:p>0.4302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3" calcext:value-type="float">
            <text:p>0.43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  <table:table-cell table:number-columns-repeated="5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048" calcext:value-type="float">
            <text:p>0.4048</text:p>
          </table:table-cell>
          <table:table-cell office:value-type="float" office:value="0.214" calcext:value-type="float">
            <text:p>0.21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15" calcext:value-type="float">
            <text:p>0.415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511" calcext:value-type="float">
            <text:p>0.51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6845" calcext:value-type="float">
            <text:p>0.6845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525" calcext:value-type="float">
            <text:p>0.525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0.1" calcext:value-type="float">
            <text:p>0.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46" calcext:value-type="float">
            <text:p>0.2346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49" calcext:value-type="float">
            <text:p>0.3049</text:p>
          </table:table-cell>
          <table:table-cell office:value-type="float" office:value="0.5328" calcext:value-type="float">
            <text:p>0.5328</text:p>
          </table:table-cell>
          <table:table-cell table:number-columns-repeated="2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8" calcext:value-type="float">
            <text:p>0.4698</text:p>
          </table:table-cell>
          <table:table-cell office:value-type="float" office:value="0.5328" calcext:value-type="float">
            <text:p>0.5328</text:p>
          </table:table-cell>
          <table:table-cell table:number-columns-repeated="2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6846" calcext:value-type="float">
            <text:p>0.684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8266" calcext:value-type="float">
            <text:p>0.8266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" calcext:value-type="float">
            <text:p>0.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5665" calcext:value-type="float">
            <text:p>0.5665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7137" calcext:value-type="float">
            <text:p>0.7137</text:p>
          </table:table-cell>
          <table:table-cell office:value-type="float" office:value="0.7303" calcext:value-type="float">
            <text:p>0.7303</text:p>
          </table:table-cell>
          <table:table-cell table:number-columns-repeated="2"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6686" calcext:value-type="float">
            <text:p>0.6686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table:number-columns-repeated="2" office:value-type="float" office:value="0.6784" calcext:value-type="float">
            <text:p>0.6784</text:p>
          </table:table-cell>
          <table:table-cell office:value-type="float" office:value="0.6925" calcext:value-type="float">
            <text:p>0.6925</text:p>
          </table:table-cell>
          <table:table-cell table:number-columns-repeated="2" office:value-type="float" office:value="0.6784" calcext:value-type="float">
            <text:p>0.67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table:number-columns-repeated="2" office:value-type="float" office:value="0.6355" calcext:value-type="float">
            <text:p>0.6355</text:p>
          </table:table-cell>
          <table:table-cell office:value-type="float" office:value="0.7119" calcext:value-type="float">
            <text:p>0.7119</text:p>
          </table:table-cell>
          <table:table-cell table:number-columns-repeated="2" office:value-type="float" office:value="0.6355" calcext:value-type="float">
            <text:p>0.6355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2982" calcext:value-type="float">
            <text:p>0.298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7" calcext:value-type="float">
            <text:p>0.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32" calcext:value-type="float">
            <text:p>0.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32" calcext:value-type="float">
            <text:p>0.5132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49" calcext:value-type="float">
            <text:p>0.54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49" calcext:value-type="float">
            <text:p>0.549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29" calcext:value-type="float">
            <text:p>0.629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7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725" calcext:value-type="float">
            <text:p>0.5725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5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6827" calcext:value-type="float">
            <text:p>0.682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6998" calcext:value-type="float">
            <text:p>0.6998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table:number-columns-repeated="2" office:value-type="float" office:value="0.6085" calcext:value-type="float">
            <text:p>0.6085</text:p>
          </table:table-cell>
          <table:table-cell office:value-type="float" office:value="0.6659" calcext:value-type="float">
            <text:p>0.6659</text:p>
          </table:table-cell>
          <table:table-cell table:number-columns-repeated="2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6" calcext:value-type="float">
            <text:p>0.56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671" calcext:value-type="float">
            <text:p>0.671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737" calcext:value-type="float">
            <text:p>0.4737</text:p>
          </table:table-cell>
          <table:table-cell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434" calcext:value-type="float">
            <text:p>0.434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752" calcext:value-type="float">
            <text:p>0.752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5"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5"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table:number-columns-repeated="2" office:value-type="float" office:value="0.7423" calcext:value-type="float">
            <text:p>0.7423</text:p>
          </table:table-cell>
          <table:table-cell office:value-type="float" office:value="0.788" calcext:value-type="float">
            <text:p>0.788</text:p>
          </table:table-cell>
          <table:table-cell table:number-columns-repeated="2"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7551" calcext:value-type="float">
            <text:p>0.7551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table:number-columns-repeated="2" office:value-type="float" office:value="0.6838" calcext:value-type="float">
            <text:p>0.6838</text:p>
          </table:table-cell>
          <table:table-cell office:value-type="float" office:value="0.7259" calcext:value-type="float">
            <text:p>0.7259</text:p>
          </table:table-cell>
          <table:table-cell table:number-columns-repeated="2" office:value-type="float" office:value="0.6838" calcext:value-type="float">
            <text:p>0.6838</text:p>
          </table:table-cell>
          <table:table-cell office:value-type="float" office:value="0.4468" calcext:value-type="float">
            <text:p>0.4468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308" calcext:value-type="float">
            <text:p>0.4308</text:p>
          </table:table-cell>
          <table:table-cell table:number-columns-repeated="4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4163" calcext:value-type="float">
            <text:p>0.4163</text:p>
          </table:table-cell>
          <table:table-cell table:number-columns-repeated="4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37" calcext:value-type="float">
            <text:p>0.73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table:number-columns-repeated="2" office:value-type="float" office:value="0.7207" calcext:value-type="float">
            <text:p>0.7207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7207" calcext:value-type="float">
            <text:p>0.7207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7207" calcext:value-type="float">
            <text:p>0.7207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table:number-columns-repeated="2" office:value-type="float" office:value="0.7404" calcext:value-type="float">
            <text:p>0.7404</text:p>
          </table:table-cell>
          <table:table-cell office:value-type="float" office:value="0.6622" calcext:value-type="float">
            <text:p>0.6622</text:p>
          </table:table-cell>
          <table:table-cell table:number-columns-repeated="2" office:value-type="float" office:value="0.7404" calcext:value-type="float">
            <text:p>0.7404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7404" calcext:value-type="float">
            <text:p>0.7404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576" calcext:value-type="float">
            <text:p>0.576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5704" calcext:value-type="float">
            <text:p>0.57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637" calcext:value-type="float">
            <text:p>0.637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399" calcext:value-type="float">
            <text:p>0.8399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8399" calcext:value-type="float">
            <text:p>0.839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848" calcext:value-type="float">
            <text:p>0.7848</text:p>
          </table:table-cell>
          <table:table-cell office:value-type="float" office:value="0.3" calcext:value-type="float">
            <text:p>0.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" calcext:value-type="float">
            <text:p>0.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759" calcext:value-type="float">
            <text:p>0.75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8535" calcext:value-type="float">
            <text:p>0.853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286" calcext:value-type="float">
            <text:p>0.9286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328" calcext:value-type="float">
            <text:p>0.932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882" calcext:value-type="float">
            <text:p>0.882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9215" calcext:value-type="float">
            <text:p>0.9215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9419" calcext:value-type="float">
            <text:p>0.9419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1" calcext:value-type="float">
            <text:p>0.861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735" calcext:value-type="float">
            <text:p>0.73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863" calcext:value-type="float">
            <text:p>0.863</text:p>
          </table:table-cell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2" calcext:value-type="float">
            <text:p>0.712</text:p>
          </table:table-cell>
          <table:table-cell office:value-type="float" office:value="0.8186" calcext:value-type="float">
            <text:p>0.8186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26" calcext:value-type="float">
            <text:p>0.7426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275" calcext:value-type="float">
            <text:p>0.4275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4048" calcext:value-type="float">
            <text:p>0.4048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3979" calcext:value-type="float">
            <text:p>0.397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3674" calcext:value-type="float">
            <text:p>0.3674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3798" calcext:value-type="float">
            <text:p>0.3798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3517" calcext:value-type="float">
            <text:p>0.3517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3376" calcext:value-type="float">
            <text:p>0.3376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3358" calcext:value-type="float">
            <text:p>0.3358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923" calcext:value-type="float">
            <text:p>0.69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333" calcext:value-type="float">
            <text:p>0.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7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table:number-columns-repeated="7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1" calcext:value-type="float">
            <text:p>1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" calcext:value-type="float">
            <text:p>0.87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726" calcext:value-type="float">
            <text:p>0.726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705" calcext:value-type="float">
            <text:p>0.705</text:p>
          </table:table-cell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71" calcext:value-type="float">
            <text:p>0.7171</text:p>
          </table:table-cell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76" calcext:value-type="float">
            <text:p>0.76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637" calcext:value-type="float">
            <text:p>0.637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19:07:32.351598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9:08:48.981238654</dc:date>
    <dc:creator>Riccardo Porrini</dc:creator>
    <meta:generator>LibreOffice/4.2.4.2$Linux_X86_64 LibreOffice_project/420m0$Build-2</meta:generator>
    <meta:editing-duration>PT7M13S</meta:editing-duration>
    <meta:editing-cycles>8</meta:editing-cycles>
    <meta:document-statistic meta:table-count="2" meta:cell-count="280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52cm" chart:style-name="ch2">
          <text:p>MAP</text:p>
        </chart:title>
        <chart:plot-area chart:style-name="ch3" table:cell-range-address="'raw-results'.C1:'raw-results'.T1 'raw-results'.C6:'raw-results'.T6" chart:data-source-has-labels="row" svg:x="-0.377cm" svg:y="0.732cm" svg:width="23.557cm" svg:height="11.844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T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137">
                <text:p>0.4137</text:p>
              </table:table-cell>
              <table:table-cell office:value-type="float" office:value="0.4341">
                <text:p>0.4341</text:p>
              </table:table-cell>
              <table:table-cell office:value-type="float" office:value="0.4452">
                <text:p>0.4452</text:p>
              </table:table-cell>
              <table:table-cell office:value-type="float" office:value="0.4053">
                <text:p>0.4053</text:p>
              </table:table-cell>
              <table:table-cell office:value-type="float" office:value="0.3019">
                <text:p>0.3019</text:p>
              </table:table-cell>
              <table:table-cell office:value-type="float" office:value="0.4397">
                <text:p>0.4397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T1 'raw-results'.C7:'raw-results'.T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5">
                <text:p>0.895</text:p>
                <draw:g>
                  <svg:desc>'raw-results'.I7:'raw-results'.I17</svg:desc>
                </draw:g>
              </table:table-cell>
              <table:table-cell office:value-type="float" office:value="0.9194">
                <text:p>0.9194</text:p>
                <draw:g>
                  <svg:desc>'raw-results'.J7:'raw-results'.J17</svg:desc>
                </draw:g>
              </table:table-cell>
              <table:table-cell office:value-type="float" office:value="0.9234">
                <text:p>0.9234</text:p>
                <draw:g>
                  <svg:desc>'raw-results'.K7:'raw-results'.K17</svg:desc>
                </draw:g>
              </table:table-cell>
              <table:table-cell office:value-type="float" office:value="0.8947">
                <text:p>0.8947</text:p>
                <draw:g>
                  <svg:desc>'raw-results'.L7:'raw-results'.L17</svg:desc>
                </draw:g>
              </table:table-cell>
              <table:table-cell office:value-type="float" office:value="0.8359">
                <text:p>0.8359</text:p>
                <draw:g>
                  <svg:desc>'raw-results'.M7:'raw-results'.M17</svg:desc>
                </draw:g>
              </table:table-cell>
              <table:table-cell office:value-type="float" office:value="0.9248">
                <text:p>0.9248</text:p>
                <draw:g>
                  <svg:desc>'raw-results'.N7:'raw-results'.N17</svg:desc>
                </draw:g>
              </table:table-cell>
              <table:table-cell office:value-type="float" office:value="0.851">
                <text:p>0.851</text:p>
                <draw:g>
                  <svg:desc>'raw-results'.O7:'raw-results'.O17</svg:desc>
                </draw:g>
              </table:table-cell>
              <table:table-cell office:value-type="float" office:value="0.8827">
                <text:p>0.8827</text:p>
                <draw:g>
                  <svg:desc>'raw-results'.P7:'raw-results'.P17</svg:desc>
                </draw:g>
              </table:table-cell>
              <table:table-cell office:value-type="float" office:value="0.9063">
                <text:p>0.9063</text:p>
                <draw:g>
                  <svg:desc>'raw-results'.Q7:'raw-results'.Q17</svg:desc>
                </draw:g>
              </table:table-cell>
              <table:table-cell office:value-type="float" office:value="0.8431">
                <text:p>0.8431</text:p>
                <draw:g>
                  <svg:desc>'raw-results'.R7:'raw-results'.R17</svg:desc>
                </draw:g>
              </table:table-cell>
              <table:table-cell office:value-type="float" office:value="0.7346">
                <text:p>0.7346</text:p>
                <draw:g>
                  <svg:desc>'raw-results'.S7:'raw-results'.S17</svg:desc>
                </draw:g>
              </table:table-cell>
              <table:table-cell office:value-type="float" office:value="0.8984">
                <text:p>0.8984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03">
                <text:p>0.8603</text:p>
              </table:table-cell>
              <table:table-cell office:value-type="float" office:value="0.8939">
                <text:p>0.8939</text:p>
              </table:table-cell>
              <table:table-cell office:value-type="float" office:value="0.8887">
                <text:p>0.8887</text:p>
              </table:table-cell>
              <table:table-cell office:value-type="float" office:value="0.8672">
                <text:p>0.8672</text:p>
              </table:table-cell>
              <table:table-cell office:value-type="float" office:value="0.7285">
                <text:p>0.7285</text:p>
              </table:table-cell>
              <table:table-cell office:value-type="float" office:value="0.8973">
                <text:p>0.8973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317">
                <text:p>0.7317</text:p>
              </table:table-cell>
              <table:table-cell office:value-type="float" office:value="0.7653">
                <text:p>0.7653</text:p>
              </table:table-cell>
              <table:table-cell office:value-type="float" office:value="0.7553">
                <text:p>0.7553</text:p>
              </table:table-cell>
              <table:table-cell office:value-type="float" office:value="0.7205">
                <text:p>0.7205</text:p>
              </table:table-cell>
              <table:table-cell office:value-type="float" office:value="0.613">
                <text:p>0.613</text:p>
              </table:table-cell>
              <table:table-cell office:value-type="float" office:value="0.7727">
                <text:p>0.7727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846">
                <text:p>0.5846</text:p>
              </table:table-cell>
              <table:table-cell office:value-type="float" office:value="0.6351">
                <text:p>0.6351</text:p>
              </table:table-cell>
              <table:table-cell office:value-type="float" office:value="0.6465">
                <text:p>0.6465</text:p>
              </table:table-cell>
              <table:table-cell office:value-type="float" office:value="0.5839">
                <text:p>0.5839</text:p>
              </table:table-cell>
              <table:table-cell office:value-type="float" office:value="0.4966">
                <text:p>0.4966</text:p>
              </table:table-cell>
              <table:table-cell office:value-type="float" office:value="0.6493">
                <text:p>0.6493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842">
                <text:p>0.4842</text:p>
              </table:table-cell>
              <table:table-cell office:value-type="float" office:value="0.5462">
                <text:p>0.5462</text:p>
              </table:table-cell>
              <table:table-cell office:value-type="float" office:value="0.5466">
                <text:p>0.5466</text:p>
              </table:table-cell>
              <table:table-cell office:value-type="float" office:value="0.4666">
                <text:p>0.4666</text:p>
              </table:table-cell>
              <table:table-cell office:value-type="float" office:value="0.2993">
                <text:p>0.2993</text:p>
              </table:table-cell>
              <table:table-cell office:value-type="float" office:value="0.5289">
                <text:p>0.5289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664">
                <text:p>0.3664</text:p>
              </table:table-cell>
              <table:table-cell office:value-type="float" office:value="0.413">
                <text:p>0.413</text:p>
              </table:table-cell>
              <table:table-cell office:value-type="float" office:value="0.3988">
                <text:p>0.3988</text:p>
              </table:table-cell>
              <table:table-cell office:value-type="float" office:value="0.3517">
                <text:p>0.3517</text:p>
              </table:table-cell>
              <table:table-cell office:value-type="float" office:value="0.1798">
                <text:p>0.1798</text:p>
              </table:table-cell>
              <table:table-cell office:value-type="float" office:value="0.3926">
                <text:p>0.3926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697">
                <text:p>0.2697</text:p>
              </table:table-cell>
              <table:table-cell office:value-type="float" office:value="0.2624">
                <text:p>0.2624</text:p>
              </table:table-cell>
              <table:table-cell office:value-type="float" office:value="0.3054">
                <text:p>0.3054</text:p>
              </table:table-cell>
              <table:table-cell office:value-type="float" office:value="0.2508">
                <text:p>0.2508</text:p>
              </table:table-cell>
              <table:table-cell office:value-type="float" office:value="0.144">
                <text:p>0.144</text:p>
              </table:table-cell>
              <table:table-cell office:value-type="float" office:value="0.2875">
                <text:p>0.2875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211">
                <text:p>0.2211</text:p>
              </table:table-cell>
              <table:table-cell office:value-type="float" office:value="0.2286">
                <text:p>0.2286</text:p>
              </table:table-cell>
              <table:table-cell office:value-type="float" office:value="0.2466">
                <text:p>0.2466</text:p>
              </table:table-cell>
              <table:table-cell office:value-type="float" office:value="0.2141">
                <text:p>0.2141</text:p>
              </table:table-cell>
              <table:table-cell office:value-type="float" office:value="0.1348">
                <text:p>0.1348</text:p>
              </table:table-cell>
              <table:table-cell office:value-type="float" office:value="0.2405">
                <text:p>0.2405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983">
                <text:p>0.1983</text:p>
              </table:table-cell>
              <table:table-cell office:value-type="float" office:value="0.1859">
                <text:p>0.1859</text:p>
              </table:table-cell>
              <table:table-cell office:value-type="float" office:value="0.2109">
                <text:p>0.2109</text:p>
              </table:table-cell>
              <table:table-cell office:value-type="float" office:value="0.187">
                <text:p>0.187</text:p>
              </table:table-cell>
              <table:table-cell office:value-type="float" office:value="0.1046">
                <text:p>0.1046</text:p>
              </table:table-cell>
              <table:table-cell office:value-type="float" office:value="0.1977">
                <text:p>0.1977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51">
                <text:p>0.151</text:p>
              </table:table-cell>
              <table:table-cell office:value-type="float" office:value="0.1313">
                <text:p>0.1313</text:p>
              </table:table-cell>
              <table:table-cell office:value-type="float" office:value="0.1733">
                <text:p>0.1733</text:p>
              </table:table-cell>
              <table:table-cell office:value-type="float" office:value="0.1474">
                <text:p>0.1474</text:p>
              </table:table-cell>
              <table:table-cell office:value-type="float" office:value="0.0615">
                <text:p>0.0615</text:p>
              </table:table-cell>
              <table:table-cell office:value-type="float" office:value="0.1576">
                <text:p>0.1576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389">
                <text:p>0.1389</text:p>
              </table:table-cell>
              <table:table-cell office:value-type="float" office:value="0.1313">
                <text:p>0.1313</text:p>
              </table:table-cell>
              <table:table-cell office:value-type="float" office:value="0.1611">
                <text:p>0.1611</text:p>
              </table:table-cell>
              <table:table-cell office:value-type="float" office:value="0.1358">
                <text:p>0.1358</text:p>
              </table:table-cell>
              <table:table-cell office:value-type="float" office:value="0.0615">
                <text:p>0.0615</text:p>
              </table:table-cell>
              <table:table-cell office:value-type="float" office:value="0.1461">
                <text:p>0.146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T1 'raw-results'.C18:'raw-results'.T37" chart:data-source-has-labels="row" svg:x="0.432cm" svg:y="1.038cm" svg:width="29.107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0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1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2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3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4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5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6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7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8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9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0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1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0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1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2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0.7436">
                <text:p>0.7436</text:p>
                <draw:g>
                  <svg:desc>'raw-results'.J18:'raw-results'.J37</svg:desc>
                </draw:g>
              </table:table-cell>
              <table:table-cell office:value-type="float" office:value="0.7179">
                <text:p>0.7179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L18:'raw-results'.L37</svg:desc>
                </draw:g>
              </table:table-cell>
              <table:table-cell office:value-type="float" office:value="0.5641">
                <text:p>0.5641</text:p>
                <draw:g>
                  <svg:desc>'raw-results'.M18:'raw-results'.M37</svg:desc>
                </draw:g>
              </table:table-cell>
              <table:table-cell office:value-type="float" office:value="0.7179">
                <text:p>0.7179</text:p>
                <draw:g>
                  <svg:desc>'raw-results'.N18:'raw-results'.N37</svg:desc>
                </draw:g>
              </table:table-cell>
              <table:table-cell office:value-type="float" office:value="0.641">
                <text:p>0.641</text:p>
                <draw:g>
                  <svg:desc>'raw-results'.O18:'raw-results'.O37</svg:desc>
                </draw:g>
              </table:table-cell>
              <table:table-cell office:value-type="float" office:value="0.6795">
                <text:p>0.6795</text:p>
                <draw:g>
                  <svg:desc>'raw-results'.P18:'raw-results'.P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6282">
                <text:p>0.6282</text:p>
                <draw:g>
                  <svg:desc>'raw-results'.R18:'raw-results'.R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52">
                <text:p>0.6752</text:p>
              </table:table-cell>
              <table:table-cell office:value-type="float" office:value="0.699">
                <text:p>0.699</text:p>
              </table:table-cell>
              <table:table-cell office:value-type="float" office:value="0.6932">
                <text:p>0.6932</text:p>
              </table:table-cell>
              <table:table-cell office:value-type="float" office:value="0.6636">
                <text:p>0.6636</text:p>
              </table:table-cell>
              <table:table-cell office:value-type="float" office:value="0.558">
                <text:p>0.558</text:p>
              </table:table-cell>
              <table:table-cell office:value-type="float" office:value="0.6943">
                <text:p>0.6943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343">
                <text:p>0.6343</text:p>
              </table:table-cell>
              <table:table-cell office:value-type="float" office:value="0.6492">
                <text:p>0.6492</text:p>
              </table:table-cell>
              <table:table-cell office:value-type="float" office:value="0.6498">
                <text:p>0.6498</text:p>
              </table:table-cell>
              <table:table-cell office:value-type="float" office:value="0.6276">
                <text:p>0.6276</text:p>
              </table:table-cell>
              <table:table-cell office:value-type="float" office:value="0.4944">
                <text:p>0.4944</text:p>
              </table:table-cell>
              <table:table-cell office:value-type="float" office:value="0.6581">
                <text:p>0.6581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">
                <text:p>0.615</text:p>
              </table:table-cell>
              <table:table-cell office:value-type="float" office:value="0.6364">
                <text:p>0.6364</text:p>
              </table:table-cell>
              <table:table-cell office:value-type="float" office:value="0.6314">
                <text:p>0.6314</text:p>
              </table:table-cell>
              <table:table-cell office:value-type="float" office:value="0.6162">
                <text:p>0.6162</text:p>
              </table:table-cell>
              <table:table-cell office:value-type="float" office:value="0.469">
                <text:p>0.469</text:p>
              </table:table-cell>
              <table:table-cell office:value-type="float" office:value="0.6388">
                <text:p>0.6388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13">
                <text:p>0.6113</text:p>
              </table:table-cell>
              <table:table-cell office:value-type="float" office:value="0.6333">
                <text:p>0.6333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4569">
                <text:p>0.4569</text:p>
              </table:table-cell>
              <table:table-cell office:value-type="float" office:value="0.6397">
                <text:p>0.6397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37">
                <text:p>0.6137</text:p>
              </table:table-cell>
              <table:table-cell office:value-type="float" office:value="0.6443">
                <text:p>0.6443</text:p>
              </table:table-cell>
              <table:table-cell office:value-type="float" office:value="0.6361">
                <text:p>0.6361</text:p>
              </table:table-cell>
              <table:table-cell office:value-type="float" office:value="0.6066">
                <text:p>0.6066</text:p>
              </table:table-cell>
              <table:table-cell office:value-type="float" office:value="0.4643">
                <text:p>0.4643</text:p>
              </table:table-cell>
              <table:table-cell office:value-type="float" office:value="0.6303">
                <text:p>0.6303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039">
                <text:p>0.6039</text:p>
              </table:table-cell>
              <table:table-cell office:value-type="float" office:value="0.6404">
                <text:p>0.6404</text:p>
              </table:table-cell>
              <table:table-cell office:value-type="float" office:value="0.6339">
                <text:p>0.6339</text:p>
              </table:table-cell>
              <table:table-cell office:value-type="float" office:value="0.6011">
                <text:p>0.6011</text:p>
              </table:table-cell>
              <table:table-cell office:value-type="float" office:value="0.4658">
                <text:p>0.4658</text:p>
              </table:table-cell>
              <table:table-cell office:value-type="float" office:value="0.626">
                <text:p>0.626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599">
                <text:p>0.599</text:p>
              </table:table-cell>
              <table:table-cell office:value-type="float" office:value="0.6387">
                <text:p>0.6387</text:p>
              </table:table-cell>
              <table:table-cell office:value-type="float" office:value="0.6313">
                <text:p>0.6313</text:p>
              </table:table-cell>
              <table:table-cell office:value-type="float" office:value="0.5974">
                <text:p>0.5974</text:p>
              </table:table-cell>
              <table:table-cell office:value-type="float" office:value="0.4644">
                <text:p>0.4644</text:p>
              </table:table-cell>
              <table:table-cell office:value-type="float" office:value="0.6267">
                <text:p>0.6267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6053">
                <text:p>0.6053</text:p>
              </table:table-cell>
              <table:table-cell office:value-type="float" office:value="0.6369">
                <text:p>0.6369</text:p>
              </table:table-cell>
              <table:table-cell office:value-type="float" office:value="0.6368">
                <text:p>0.6368</text:p>
              </table:table-cell>
              <table:table-cell office:value-type="float" office:value="0.5967">
                <text:p>0.5967</text:p>
              </table:table-cell>
              <table:table-cell office:value-type="float" office:value="0.4654">
                <text:p>0.4654</text:p>
              </table:table-cell>
              <table:table-cell office:value-type="float" office:value="0.627">
                <text:p>0.627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6033">
                <text:p>0.6033</text:p>
              </table:table-cell>
              <table:table-cell office:value-type="float" office:value="0.6372">
                <text:p>0.6372</text:p>
              </table:table-cell>
              <table:table-cell office:value-type="float" office:value="0.6373">
                <text:p>0.6373</text:p>
              </table:table-cell>
              <table:table-cell office:value-type="float" office:value="0.5907">
                <text:p>0.5907</text:p>
              </table:table-cell>
              <table:table-cell office:value-type="float" office:value="0.47">
                <text:p>0.47</text:p>
              </table:table-cell>
              <table:table-cell office:value-type="float" office:value="0.6265">
                <text:p>0.6265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6065">
                <text:p>0.6065</text:p>
              </table:table-cell>
              <table:table-cell office:value-type="float" office:value="0.6262">
                <text:p>0.6262</text:p>
              </table:table-cell>
              <table:table-cell office:value-type="float" office:value="0.6374">
                <text:p>0.6374</text:p>
              </table:table-cell>
              <table:table-cell office:value-type="float" office:value="0.5883">
                <text:p>0.5883</text:p>
              </table:table-cell>
              <table:table-cell office:value-type="float" office:value="0.4766">
                <text:p>0.4766</text:p>
              </table:table-cell>
              <table:table-cell office:value-type="float" office:value="0.6212">
                <text:p>0.6212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6012">
                <text:p>0.6012</text:p>
              </table:table-cell>
              <table:table-cell office:value-type="float" office:value="0.6202">
                <text:p>0.6202</text:p>
              </table:table-cell>
              <table:table-cell office:value-type="float" office:value="0.6315">
                <text:p>0.6315</text:p>
              </table:table-cell>
              <table:table-cell office:value-type="float" office:value="0.5836">
                <text:p>0.5836</text:p>
              </table:table-cell>
              <table:table-cell office:value-type="float" office:value="0.4721">
                <text:p>0.4721</text:p>
              </table:table-cell>
              <table:table-cell office:value-type="float" office:value="0.6171">
                <text:p>0.6171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989">
                <text:p>0.5989</text:p>
              </table:table-cell>
              <table:table-cell office:value-type="float" office:value="0.6223">
                <text:p>0.6223</text:p>
              </table:table-cell>
              <table:table-cell office:value-type="float" office:value="0.6303">
                <text:p>0.6303</text:p>
              </table:table-cell>
              <table:table-cell office:value-type="float" office:value="0.5831">
                <text:p>0.5831</text:p>
              </table:table-cell>
              <table:table-cell office:value-type="float" office:value="0.4704">
                <text:p>0.4704</text:p>
              </table:table-cell>
              <table:table-cell office:value-type="float" office:value="0.6173">
                <text:p>0.617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963">
                <text:p>0.5963</text:p>
              </table:table-cell>
              <table:table-cell office:value-type="float" office:value="0.6242">
                <text:p>0.6242</text:p>
              </table:table-cell>
              <table:table-cell office:value-type="float" office:value="0.6299">
                <text:p>0.6299</text:p>
              </table:table-cell>
              <table:table-cell office:value-type="float" office:value="0.5835">
                <text:p>0.5835</text:p>
              </table:table-cell>
              <table:table-cell office:value-type="float" office:value="0.4702">
                <text:p>0.4702</text:p>
              </table:table-cell>
              <table:table-cell office:value-type="float" office:value="0.6181">
                <text:p>0.6181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964">
                <text:p>0.5964</text:p>
              </table:table-cell>
              <table:table-cell office:value-type="float" office:value="0.6291">
                <text:p>0.6291</text:p>
              </table:table-cell>
              <table:table-cell office:value-type="float" office:value="0.6311">
                <text:p>0.6311</text:p>
              </table:table-cell>
              <table:table-cell office:value-type="float" office:value="0.584">
                <text:p>0.584</text:p>
              </table:table-cell>
              <table:table-cell office:value-type="float" office:value="0.471">
                <text:p>0.471</text:p>
              </table:table-cell>
              <table:table-cell office:value-type="float" office:value="0.6207">
                <text:p>0.6207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981">
                <text:p>0.5981</text:p>
              </table:table-cell>
              <table:table-cell office:value-type="float" office:value="0.6269">
                <text:p>0.6269</text:p>
              </table:table-cell>
              <table:table-cell office:value-type="float" office:value="0.6295">
                <text:p>0.6295</text:p>
              </table:table-cell>
              <table:table-cell office:value-type="float" office:value="0.5841">
                <text:p>0.5841</text:p>
              </table:table-cell>
              <table:table-cell office:value-type="float" office:value="0.475">
                <text:p>0.475</text:p>
              </table:table-cell>
              <table:table-cell office:value-type="float" office:value="0.6193">
                <text:p>0.6193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958">
                <text:p>0.5958</text:p>
              </table:table-cell>
              <table:table-cell office:value-type="float" office:value="0.6235">
                <text:p>0.6235</text:p>
              </table:table-cell>
              <table:table-cell office:value-type="float" office:value="0.6271">
                <text:p>0.6271</text:p>
              </table:table-cell>
              <table:table-cell office:value-type="float" office:value="0.5828">
                <text:p>0.5828</text:p>
              </table:table-cell>
              <table:table-cell office:value-type="float" office:value="0.4781">
                <text:p>0.4781</text:p>
              </table:table-cell>
              <table:table-cell office:value-type="float" office:value="0.6177">
                <text:p>0.6177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93">
                <text:p>0.593</text:p>
              </table:table-cell>
              <table:table-cell office:value-type="float" office:value="0.6253">
                <text:p>0.6253</text:p>
              </table:table-cell>
              <table:table-cell office:value-type="float" office:value="0.6243">
                <text:p>0.6243</text:p>
              </table:table-cell>
              <table:table-cell office:value-type="float" office:value="0.5824">
                <text:p>0.5824</text:p>
              </table:table-cell>
              <table:table-cell office:value-type="float" office:value="0.4765">
                <text:p>0.4765</text:p>
              </table:table-cell>
              <table:table-cell office:value-type="float" office:value="0.6175">
                <text:p>0.6175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92">
                <text:p>0.592</text:p>
              </table:table-cell>
              <table:table-cell office:value-type="float" office:value="0.6251">
                <text:p>0.6251</text:p>
              </table:table-cell>
              <table:table-cell office:value-type="float" office:value="0.624">
                <text:p>0.624</text:p>
              </table:table-cell>
              <table:table-cell office:value-type="float" office:value="0.58">
                <text:p>0.58</text:p>
              </table:table-cell>
              <table:table-cell office:value-type="float" office:value="0.4775">
                <text:p>0.4775</text:p>
              </table:table-cell>
              <table:table-cell office:value-type="float" office:value="0.6193">
                <text:p>0.619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932">
                <text:p>0.5932</text:p>
              </table:table-cell>
              <table:table-cell office:value-type="float" office:value="0.6241">
                <text:p>0.6241</text:p>
              </table:table-cell>
              <table:table-cell office:value-type="float" office:value="0.6249">
                <text:p>0.6249</text:p>
              </table:table-cell>
              <table:table-cell office:value-type="float" office:value="0.5837">
                <text:p>0.5837</text:p>
              </table:table-cell>
              <table:table-cell office:value-type="float" office:value="0.4797">
                <text:p>0.4797</text:p>
              </table:table-cell>
              <table:table-cell office:value-type="float" office:value="0.6219">
                <text:p>0.6219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